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Text_20_body">
      <style:paragraph-properties fo:break-before="page"/>
    </style:style>
    <style:style style:name="P4" style:family="paragraph" style:parent-style-name="Text_20_body">
      <style:text-properties fo:font-size="20pt" style:font-size-asian="20pt" style:font-size-complex="20pt"/>
    </style:style>
    <style:style style:name="P5" style:family="paragraph" style:parent-style-name="Text_20_body">
      <style:paragraph-properties fo:break-before="page"/>
      <style:text-properties fo:font-size="20pt" fo:language="fr" fo:country="FR" style:font-size-asian="20pt" style:font-size-complex="20pt"/>
    </style:style>
    <style:style style:name="P6" style:family="paragraph" style:parent-style-name="Text_20_body">
      <style:text-properties fo:language="fr" fo:country="FR"/>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Heading_20_1">
      <style:paragraph-properties fo:break-before="page"/>
    </style:style>
    <style:style style:name="T1" style:family="text">
      <style:text-properties fo:language="fr" fo:country="F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st Document</text:p>
      <text:p text:style-name="Subtitle"/>
      <text:p text:style-name="P3"/>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tandard">Table of Contents</text:p>
          </text:index-title>
          <text:p text:style-name="P7">Test Document<text:tab/>1</text:p>
          <text:p text:style-name="P7">Header One<text:tab/>3</text:p>
          <text:p text:style-name="P1">Header Two<text:tab/>3</text:p>
          <text:p text:style-name="P2">Header Three<text:tab/>3</text:p>
          <text:p text:style-name="P7">Another Header One<text:tab/>3</text:p>
          <text:p text:style-name="P1">Another Header Two<text:tab/>4</text:p>
          <text:p text:style-name="P2">Another Header Three<text:tab/>4</text:p>
        </text:index-body>
      </text:table-of-content>
      <text:p text:style-name="P6"/>
      <text:h text:style-name="P8" text:outline-level="1">Header One</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2" text:outline-level="2">Header Two</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3" text:outline-level="3">Header Three</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1" text:outline-level="1"><text:soft-page-break/>Another Header One</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2" text:outline-level="2">Another Header Two</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p text:style-name="P5"/>
      <text:h text:style-name="Heading_20_3" text:outline-level="3">Another Header Three</text:h>
      <text:p text:style-name="P4">Lorem ipsum dolor sit amet, consectetur adipiscing elit. 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Header"><text:chapter text:display="name" text:outline-level="1">Another Header One</text:chapter><text:s text:c="128"/></text:p>
      </style:header>
      <style:footer>
        <text:p text:style-name="Footer"><text:page-number text:select-page="current">5</text:page-number><text:s/>of <text:page-count>5</text:page-count><text:tab/><text:tab/><text:date style:data-style-name="N37" text:date-value="2011-02-03T17:15:47.509999922" text:fixed="true">02/03/11</text:date></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MacOSX_AARCH64 LibreOffice_project/9f56dff12ba03b9acd7730a5a481eea045e468f3</meta:generator>
    <meta:creation-date>2011-02-02T14:26:14</meta:creation-date>
    <dc:date>2023-05-05T11:47:58.335823604</dc:date>
    <dc:language>en-US</dc:language>
    <meta:editing-cycles>7</meta:editing-cycles>
    <meta:editing-duration>PT9M26S</meta:editing-duration>
    <meta:document-statistic meta:table-count="0" meta:image-count="0" meta:object-count="0" meta:page-count="5" meta:paragraph-count="23" meta:word-count="423" meta:character-count="2831" meta:non-whitespace-character-count="2296"/>
    <meta:user-defined meta:name="Info 1"/>
    <meta:user-defined meta:name="Info 2"/>
    <meta:user-defined meta:name="Info 3"/>
    <meta:user-defined meta:name="Info 4"/>
  </office:meta>
</office:document-meta>
</file>